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750000028D0FD5CEE5937D850C.png" manifest:media-type="image/png"/>
  <manifest:file-entry manifest:full-path="Pictures/100000010000010D00000106B825D08021D0E6FB.png" manifest:media-type="image/png"/>
  <manifest:file-entry manifest:full-path="Pictures/100000010000010D00000106A56460E9BF7CBE5D.png" manifest:media-type="image/png"/>
  <manifest:file-entry manifest:full-path="Pictures/100000010000010A000001138A7A020B720A1F87.png" manifest:media-type="image/png"/>
  <manifest:file-entry manifest:full-path="Pictures/10000001000002000000020085EC0B731D6179A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2.25cm" fo:min-width="20.5cm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1.75cm" fo:min-width="20cm"/>
      <style:paragraph-properties style:writing-mode="lr-tb"/>
    </style:style>
    <style:style style:name="gr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standard">
      <style:graphic-properties draw:fill-color="#000000" draw:auto-grow-height="false" fo:min-height="0.362cm" fo:min-width="7.112cm" fo:wrap-option="wrap"/>
    </style:style>
    <style:style style:name="gr8" style:family="graphic" style:parent-style-name="standard">
      <style:graphic-properties draw:fill-color="#000000" draw:textarea-horizontal-align="justify" draw:textarea-vertical-align="middle" draw:auto-grow-height="false" fo:min-height="18.25cm" fo:min-width="20.5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7.75cm" fo:min-width="2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729cm"/>
      <style:paragraph-properties style:writing-mode="lr-tb"/>
    </style:style>
    <style:style style:name="gr1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3.528cm"/>
      <style:paragraph-properties style:writing-mode="lr-tb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style:text-properties fo:font-size="12pt"/>
    </style:style>
    <style:style style:name="P7" style:family="paragraph">
      <loext:graphic-properties draw:fill="none" draw:fill-color="#ffffff"/>
      <style:text-properties fo:font-size="12pt"/>
    </style:style>
    <style:style style:name="P8" style:family="paragraph">
      <style:text-properties fo:font-size="11pt"/>
    </style:style>
    <style:style style:name="P9" style:family="paragraph">
      <loext:graphic-properties draw:fill="none" draw:fill-color="#ffffff"/>
      <style:text-properties fo:font-size="11pt"/>
    </style:style>
    <style:style style:name="P10" style:family="paragraph">
      <loext:graphic-properties draw:fill-color="#000000"/>
    </style:style>
    <style:style style:name="P11" style:family="paragraph">
      <loext:graphic-properties draw:fill="none" draw:fill-color="#ffffff"/>
    </style:style>
    <style:style style:name="P12" style:family="paragraph">
      <style:text-properties fo:font-size="8pt"/>
    </style:style>
    <style:style style:name="P13" style:family="paragraph">
      <loext:graphic-properties draw:fill="none" draw:fill-color="#ffffff"/>
      <style:text-properties fo:font-size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21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0.5cm" svg:height="2cm" svg:x="0.25cm" svg:y="0.25cm">
          <text:p text:style-name="P2"><text:span text:style-name="T1"/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45cm" svg:height="1.45cm" svg:x="0.8cm" svg:y="0.5cm">
          <draw:image xlink:href="Pictures/10000001000002000000020085EC0B731D6179A7.png" xlink:type="simple" xlink:show="embed" xlink:actuate="onLoad" draw:mime-type="image/png">
            <text:p/>
          </draw:image>
        </draw:frame>
        <draw:frame draw:style-name="gr4" draw:text-style-name="P5" draw:layer="layout" svg:width="2.028cm" svg:height="0.75cm" svg:x="12.25cm" svg:y="1.25cm">
          <draw:text-box>
            <text:p text:style-name="P4">inicio</text:p>
          </draw:text-box>
        </draw:frame>
        <draw:frame draw:style-name="gr5" draw:text-style-name="P7" draw:layer="layout" svg:width="2.5cm" svg:height="1.157cm" svg:x="13.5cm" svg:y="1.25cm">
          <draw:text-box>
            <text:p text:style-name="P6"><text:span text:style-name="T2">Produtos</text:span></text:p>
            <text:p text:style-name="P6"/>
          </draw:text-box>
        </draw:frame>
        <draw:frame draw:style-name="gr6" draw:text-style-name="P9" draw:layer="layout" svg:width="2.822cm" svg:height="0.683cm" svg:x="15.5cm" svg:y="1.25cm">
          <draw:text-box>
            <text:p text:style-name="P8">Quem somos</text:p>
          </draw:text-box>
        </draw:frame>
        <draw:frame draw:style-name="gr4" draw:text-style-name="P9" draw:layer="layout" svg:width="1.319cm" svg:height="0.75cm" svg:x="18.431cm" svg:y="1.25cm">
          <draw:text-box>
            <text:p text:style-name="P8">login</text:p>
          </draw:text-box>
        </draw:frame>
        <draw:custom-shape draw:style-name="gr7" draw:text-style-name="P10" draw:layer="layout" svg:width="7.75cm" svg:height="0.75cm" svg:x="12.25cm" svg:y="1.2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8" draw:text-style-name="P1" draw:layer="layout" svg:width="21cm" svg:height="18.5cm" svg:x="0cm" svg:y="2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0.5cm" svg:height="18cm" svg:x="0.25cm" svg:y="2.5cm">
          <text:p text:style-name="P2">Preç</text:p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3.75cm" svg:height="1.979cm" svg:x="0.5cm" svg:y="2.75cm">
          <draw:text-box>
            <text:p text:style-name="P8">Johan &amp; Nistron:</text:p>
            <text:p text:style-name="P8">Produtos:</text:p>
            <text:p text:style-name="P8"/>
          </draw:text-box>
        </draw:frame>
        <draw:frame draw:style-name="gr11" draw:text-style-name="P2" draw:layer="layout" svg:width="6.286cm" svg:height="6.25cm" svg:x="0.75cm" svg:y="3.75cm">
          <draw:image xlink:href="Pictures/100000010000010A000001138A7A020B720A1F87.png" xlink:type="simple" xlink:show="embed" xlink:actuate="onLoad" draw:mime-type="image/png">
            <text:p/>
          </draw:image>
        </draw:frame>
        <draw:frame draw:style-name="gr11" draw:text-style-name="P2" draw:layer="layout" svg:width="6.455cm" svg:height="6.043cm" svg:x="7.295cm" svg:y="3.75cm">
          <draw:image xlink:href="Pictures/100000010000010D00000106A56460E9BF7CBE5D.png" xlink:type="simple" xlink:show="embed" xlink:actuate="onLoad" draw:mime-type="image/png">
            <text:p/>
          </draw:image>
        </draw:frame>
        <draw:frame draw:style-name="gr11" draw:text-style-name="P2" draw:layer="layout" svg:width="6.5cm" svg:height="6cm" svg:x="13.75cm" svg:y="3.75cm">
          <draw:image xlink:href="Pictures/100000010000010D00000106B825D08021D0E6FB.png" xlink:type="simple" xlink:show="embed" xlink:actuate="onLoad" draw:mime-type="image/png">
            <text:p/>
          </draw:image>
        </draw:frame>
        <draw:frame draw:style-name="gr6" draw:text-style-name="P11" draw:layer="layout" svg:width="1.243cm" svg:height="0.569cm" svg:x="2.5cm" svg:y="10.038cm">
          <draw:text-box>
            <text:p><text:span text:style-name="T3">Preço</text:span></text:p>
          </draw:text-box>
        </draw:frame>
        <draw:frame draw:style-name="gr6" draw:text-style-name="P13" draw:layer="layout" svg:width="1.243cm" svg:height="0.569cm" svg:x="9.75cm" svg:y="10cm">
          <draw:text-box>
            <text:p text:style-name="P12">Preço</text:p>
          </draw:text-box>
        </draw:frame>
        <draw:frame draw:style-name="gr6" draw:text-style-name="P11" draw:layer="layout" svg:width="1.243cm" svg:height="0.569cm" svg:x="16.343cm" svg:y="10cm">
          <draw:text-box>
            <text:p><text:span text:style-name="T3">Preço</text:span></text:p>
          </draw:text-box>
        </draw:frame>
        <draw:frame draw:style-name="gr12" draw:text-style-name="P9" draw:layer="layout" svg:width="9cm" svg:height="1.115cm" svg:x="0.75cm" svg:y="10.75cm">
          <draw:text-box>
            <text:p text:style-name="P8">Descrição Cafeteria + imagens:</text:p>
          </draw:text-box>
        </draw:frame>
        <draw:frame draw:style-name="gr11" draw:text-style-name="P2" draw:layer="layout" svg:width="19.5cm" svg:height="6.498cm" svg:x="0.75cm" svg:y="11.5cm">
          <draw:image xlink:href="Pictures/10000001000007750000028D0FD5CEE5937D850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08T21:21:16.413202686</meta:creation-date>
    <dc:date>2023-03-08T21:58:27.521235210</dc:date>
    <meta:editing-duration>PT32S</meta:editing-duration>
    <meta:editing-cycles>1</meta:editing-cycles>
    <meta:document-statistic meta:object-count="19"/>
    <meta:generator>LibreOffice/7.3.7.2$Linux_X86_64 LibreOffice_project/30$Build-2</meta:generator>
  </office:meta>
</office:document-meta>
</file>